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3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1</text:p>
          </table:table-cell>
          <table:table-cell/>
          <table:table-cell table:formula="of:=CONCATENATE([.A1];[.B1];[.C1])" office:value-type="string" office:string-value="01 501" calcext:value-type="string">
            <text:p>01 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2</text:p>
          </table:table-cell>
          <table:table-cell/>
          <table:table-cell table:formula="of:=CONCATENATE([.A2];[.B2];[.C2])" office:value-type="string" office:string-value="01 502" calcext:value-type="string">
            <text:p>01 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3</text:p>
          </table:table-cell>
          <table:table-cell/>
          <table:table-cell table:formula="of:=CONCATENATE([.A3];[.B3];[.C3])" office:value-type="string" office:string-value="01 503" calcext:value-type="string">
            <text:p>01 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4</text:p>
          </table:table-cell>
          <table:table-cell/>
          <table:table-cell table:formula="of:=CONCATENATE([.A4];[.B4];[.C4])" office:value-type="string" office:string-value="01 504" calcext:value-type="string">
            <text:p>01 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5</text:p>
          </table:table-cell>
          <table:table-cell/>
          <table:table-cell table:formula="of:=CONCATENATE([.A5];[.B5];[.C5])" office:value-type="string" office:string-value="01 505" calcext:value-type="string">
            <text:p>01 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6</text:p>
          </table:table-cell>
          <table:table-cell/>
          <table:table-cell table:formula="of:=CONCATENATE([.A6];[.B6];[.C6])" office:value-type="string" office:string-value="01 506" calcext:value-type="string">
            <text:p>01 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7</text:p>
          </table:table-cell>
          <table:table-cell/>
          <table:table-cell table:formula="of:=CONCATENATE([.A7];[.B7];[.C7])" office:value-type="string" office:string-value="01 507" calcext:value-type="string">
            <text:p>01 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8</text:p>
          </table:table-cell>
          <table:table-cell/>
          <table:table-cell table:formula="of:=CONCATENATE([.A8];[.B8];[.C8])" office:value-type="string" office:string-value="01 508" calcext:value-type="string">
            <text:p>01 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9</text:p>
          </table:table-cell>
          <table:table-cell/>
          <table:table-cell table:formula="of:=CONCATENATE([.A9];[.B9];[.C9])" office:value-type="string" office:string-value="01 509" calcext:value-type="string">
            <text:p>01 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0</text:p>
          </table:table-cell>
          <table:table-cell/>
          <table:table-cell table:formula="of:=CONCATENATE([.A10];[.B10];[.C10])" office:value-type="string" office:string-value="01 510" calcext:value-type="string">
            <text:p>01 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1</text:p>
          </table:table-cell>
          <table:table-cell/>
          <table:table-cell table:formula="of:=CONCATENATE([.A11];[.B11];[.C11])" office:value-type="string" office:string-value="01 511" calcext:value-type="string">
            <text:p>01 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2</text:p>
          </table:table-cell>
          <table:table-cell/>
          <table:table-cell table:formula="of:=CONCATENATE([.A12];[.B12];[.C12])" office:value-type="string" office:string-value="01 512" calcext:value-type="string">
            <text:p>01 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3</text:p>
          </table:table-cell>
          <table:table-cell/>
          <table:table-cell table:formula="of:=CONCATENATE([.A13];[.B13];[.C13])" office:value-type="string" office:string-value="01 513" calcext:value-type="string">
            <text:p>01 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4</text:p>
          </table:table-cell>
          <table:table-cell/>
          <table:table-cell table:formula="of:=CONCATENATE([.A14];[.B14];[.C14])" office:value-type="string" office:string-value="01 514" calcext:value-type="string">
            <text:p>01 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5</text:p>
          </table:table-cell>
          <table:table-cell/>
          <table:table-cell table:formula="of:=CONCATENATE([.A15];[.B15];[.C15])" office:value-type="string" office:string-value="01 515" calcext:value-type="string">
            <text:p>01 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6</text:p>
          </table:table-cell>
          <table:table-cell/>
          <table:table-cell table:formula="of:=CONCATENATE([.A16];[.B16];[.C16])" office:value-type="string" office:string-value="01 516" calcext:value-type="string">
            <text:p>01 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7</text:p>
          </table:table-cell>
          <table:table-cell/>
          <table:table-cell table:formula="of:=CONCATENATE([.A17];[.B17];[.C17])" office:value-type="string" office:string-value="01 517" calcext:value-type="string">
            <text:p>01 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8</text:p>
          </table:table-cell>
          <table:table-cell/>
          <table:table-cell table:formula="of:=CONCATENATE([.A18];[.B18];[.C18])" office:value-type="string" office:string-value="01 518" calcext:value-type="string">
            <text:p>01 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19</text:p>
          </table:table-cell>
          <table:table-cell/>
          <table:table-cell table:formula="of:=CONCATENATE([.A19];[.B19];[.C19])" office:value-type="string" office:string-value="01 519" calcext:value-type="string">
            <text:p>01 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0</text:p>
          </table:table-cell>
          <table:table-cell/>
          <table:table-cell table:formula="of:=CONCATENATE([.A20];[.B20];[.C20])" office:value-type="string" office:string-value="01 520" calcext:value-type="string">
            <text:p>01 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1</text:p>
          </table:table-cell>
          <table:table-cell/>
          <table:table-cell table:formula="of:=CONCATENATE([.A21];[.B21];[.C21])" office:value-type="string" office:string-value="01 521" calcext:value-type="string">
            <text:p>01 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2</text:p>
          </table:table-cell>
          <table:table-cell/>
          <table:table-cell table:formula="of:=CONCATENATE([.A22];[.B22];[.C22])" office:value-type="string" office:string-value="01 522" calcext:value-type="string">
            <text:p>01 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3</text:p>
          </table:table-cell>
          <table:table-cell/>
          <table:table-cell table:formula="of:=CONCATENATE([.A23];[.B23];[.C23])" office:value-type="string" office:string-value="01 523" calcext:value-type="string">
            <text:p>01 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4</text:p>
          </table:table-cell>
          <table:table-cell/>
          <table:table-cell table:formula="of:=CONCATENATE([.A24];[.B24];[.C24])" office:value-type="string" office:string-value="01 524" calcext:value-type="string">
            <text:p>01 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5</text:p>
          </table:table-cell>
          <table:table-cell/>
          <table:table-cell table:formula="of:=CONCATENATE([.A25];[.B25];[.C25])" office:value-type="string" office:string-value="01 525" calcext:value-type="string">
            <text:p>01 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6</text:p>
          </table:table-cell>
          <table:table-cell/>
          <table:table-cell table:formula="of:=CONCATENATE([.A26];[.B26];[.C26])" office:value-type="string" office:string-value="01 526" calcext:value-type="string">
            <text:p>01 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7</text:p>
          </table:table-cell>
          <table:table-cell/>
          <table:table-cell table:formula="of:=CONCATENATE([.A27];[.B27];[.C27])" office:value-type="string" office:string-value="01 527" calcext:value-type="string">
            <text:p>01 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8</text:p>
          </table:table-cell>
          <table:table-cell/>
          <table:table-cell table:formula="of:=CONCATENATE([.A28];[.B28];[.C28])" office:value-type="string" office:string-value="01 528" calcext:value-type="string">
            <text:p>01 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29</text:p>
          </table:table-cell>
          <table:table-cell/>
          <table:table-cell table:formula="of:=CONCATENATE([.A29];[.B29];[.C29])" office:value-type="string" office:string-value="01 529" calcext:value-type="string">
            <text:p>01 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0</text:p>
          </table:table-cell>
          <table:table-cell/>
          <table:table-cell table:formula="of:=CONCATENATE([.A30];[.B30];[.C30])" office:value-type="string" office:string-value="01 530" calcext:value-type="string">
            <text:p>01 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1</text:p>
          </table:table-cell>
          <table:table-cell/>
          <table:table-cell table:formula="of:=CONCATENATE([.A31];[.B31];[.C31])" office:value-type="string" office:string-value="01 531" calcext:value-type="string">
            <text:p>01 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2</text:p>
          </table:table-cell>
          <table:table-cell/>
          <table:table-cell table:formula="of:=CONCATENATE([.A32];[.B32];[.C32])" office:value-type="string" office:string-value="01 532" calcext:value-type="string">
            <text:p>01 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3</text:p>
          </table:table-cell>
          <table:table-cell/>
          <table:table-cell table:formula="of:=CONCATENATE([.A33];[.B33];[.C33])" office:value-type="string" office:string-value="01 533" calcext:value-type="string">
            <text:p>01 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4</text:p>
          </table:table-cell>
          <table:table-cell/>
          <table:table-cell table:formula="of:=CONCATENATE([.A34];[.B34];[.C34])" office:value-type="string" office:string-value="01 534" calcext:value-type="string">
            <text:p>01 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35</text:p>
          </table:table-cell>
          <table:table-cell/>
          <table:table-cell table:formula="of:=CONCATENATE([.A35];[.B35];[.C35])" office:value-type="string" office:string-value="01 535" calcext:value-type="string">
            <text:p>01 535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22:18:55.0083111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6T22:52:44.090081916</dc:date>
    <dc:creator>Andreas Böttger</dc:creator>
    <meta:editing-duration>PT46M53S</meta:editing-duration>
    <meta:editing-cycles>7</meta:editing-cycles>
    <meta:generator>LibreOffice/4.2.4.2$Linux_X86_64 LibreOffice_project/420m0$Build-2</meta:generator>
    <meta:document-statistic meta:table-count="1" meta:cell-count="140" meta:object-count="0"/>
  </office:meta>
</office:document-meta>
</file>